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2.7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4d0c8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ANO_EVASAO</text:p>
          </table:table-cell>
          <table:table-cell table:style-name="ce1" office:value-type="string">
            <text:p>NOME_PESSO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EVANDRO BOLZA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JULIANO DE CARVALHO GEIS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CESAR FRANTZ AREND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WILLIAM DOUGLAS DE MEDEIROS MONTEIR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BERNARDO PETRY PRATE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DOUGLAS HENRIQUE HAUBERT CERUTT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JOSÉ CARLOS PUIATI PIRES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TOBIAS SENGER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LUIZ FELIPE NASCIMENTO SCHLEDER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GABRIEL MARCHESAN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GABRIEL MACHADO LUNARDI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CAREN DE OLIVEIRA POSSOBÓM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HENRIQUE MICHEL PERSCH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JÉSSICA LASCH DE MOUR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FERNANDO QUATRIN CAMPAGNOLO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Bacharelado em Sistemas de Informação</text:p>
          </table:table-cell>
          <table:table-cell office:value-type="float" office:value="2014">
            <text:p>2014</text:p>
          </table:table-cell>
          <table:table-cell office:value-type="string">
            <text:p>LUIS FERNANDO BATTISTI DE ARAUJO E SILV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1:41</dc:date>
    <meta:document-statistic meta:table-count="1" meta:cell-count="68" meta:object-count="0"/>
    <meta:generator>OpenOffice.org/3.4.1$Unix OpenOffice.org_project/341m1$Build-9593</meta:generator>
  </office:meta>
</office:document-meta>
</file>